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start="" draw:stroke-linejoin="none" draw:fill="none" draw:textarea-vertical-align="middle"/>
    </style:style>
    <style:style style:name="gr2" style:family="graphic" style:parent-style-name="objectwithoutfill">
      <style:graphic-properties svg:stroke-width="0.152cm" svg:stroke-color="#000000" draw:marker-start="" draw:marker-start-width="0.427cm" draw:marker-end-width="0.427cm" draw:stroke-linejoin="none" draw:fill="none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svg:stroke-color="#000000" draw:marker-start="" draw:stroke-linejoin="none" draw:fill="solid" draw:fill-color="#ffffff" draw:textarea-horizontal-align="justify" draw:textarea-vertical-align="middle" draw:auto-grow-height="false" fo:min-height="0.893cm" fo:min-width="2.802cm"/>
    </style:style>
    <style:style style:name="gr4" style:family="graphic" style:parent-style-name="standard">
      <style:graphic-properties svg:stroke-color="#000000" draw:marker-start="" draw:stroke-linejoin="none" draw:fill="solid" draw:fill-color="#ffffff" draw:textarea-horizontal-align="justify" draw:textarea-vertical-align="middle" draw:auto-grow-height="false" fo:min-height="1.097cm" fo:min-width="4.979cm"/>
    </style:style>
    <style:style style:name="gr5" style:family="graphic" style:parent-style-name="standard">
      <style:graphic-properties svg:stroke-width="0.152cm" svg:stroke-color="#000000" draw:marker-start="" draw:marker-start-width="0.427cm" draw:marker-end-width="0.427cm" draw:stroke-linejoin="round" draw:fill="solid" draw:fill-color="#ffffff" draw:textarea-horizontal-align="justify" draw:textarea-vertical-align="middle" draw:auto-grow-height="false" fo:min-height="0.893cm" fo:min-width="2.802cm" fo:padding-top="0.2cm" fo:padding-bottom="0.2cm" fo:padding-left="0.325cm" fo:padding-right="0.325cm"/>
    </style:style>
    <style:style style:name="gr6" style:family="graphic" style:parent-style-name="standard">
      <style:graphic-properties svg:stroke-color="#000000" draw:marker-start="" draw:stroke-linejoin="none" draw:fill="solid" draw:fill-color="#ffffff" draw:textarea-horizontal-align="justify" draw:textarea-vertical-align="middle" draw:auto-grow-height="false" fo:min-height="0.379cm" fo:min-width="1.118cm"/>
    </style:style>
    <style:style style:name="gr7" style:family="graphic" style:parent-style-name="standard">
      <style:graphic-properties svg:stroke-width="0.152cm" svg:stroke-color="#000000" draw:marker-start="" draw:marker-start-width="0.427cm" draw:marker-end-width="0.427cm" draw:stroke-linejoin="round" draw:fill="solid" draw:fill-color="#ffffff" draw:textarea-horizontal-align="justify" draw:textarea-vertical-align="middle" draw:auto-grow-height="false" fo:min-height="0.299cm" fo:min-width="0.804cm" fo:padding-top="0.2cm" fo:padding-bottom="0.2cm" fo:padding-left="0.325cm" fo:padding-right="0.325cm"/>
    </style:style>
    <style:style style:name="gr8" style:family="graphic" style:parent-style-name="objectwithoutfill">
      <style:graphic-properties svg:stroke-width="0.152cm" svg:stroke-color="#000000" draw:marker-start="" draw:marker-start-width="0.427cm" draw:marker-end="Arrow" draw:marker-end-width="0.527cm" draw:stroke-linejoin="none" draw:fill="none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svg:stroke-width="0cm" svg:stroke-color="#000000" draw:marker-start="" draw:marker-start-width="0.2cm" draw:marker-end-width="0.2cm" draw:stroke-linejoin="none" draw:fill="solid" draw:fill-color="#ffffff" draw:textarea-horizontal-align="justify" draw:textarea-vertical-align="middle" draw:auto-grow-height="false" fo:min-height="0.743cm" fo:min-width="2.652cm" fo:padding-top="0.125cm" fo:padding-bottom="0.125cm" fo:padding-left="0.25cm" fo:padding-right="0.25cm"/>
    </style:style>
    <style:style style:name="gr10" style:family="graphic" style:parent-style-name="standard">
      <style:graphic-properties svg:stroke-width="0cm" svg:stroke-color="#000000" draw:marker-start="" draw:marker-start-width="0.2cm" draw:marker-end-width="0.2cm" draw:stroke-linejoin="none" draw:fill="solid" draw:fill-color="#ffffff" draw:textarea-horizontal-align="justify" draw:textarea-vertical-align="middle" draw:auto-grow-height="false" fo:min-height="0.412cm" fo:min-width="0.961cm" fo:padding-top="0.125cm" fo:padding-bottom="0.125cm" fo:padding-left="0.25cm" fo:padding-right="0.25cm"/>
    </style:style>
    <style:style style:name="gr11" style:family="graphic" style:parent-style-name="standard">
      <style:graphic-properties svg:stroke-width="0.152cm" svg:stroke-color="#000000" draw:marker-start="" draw:marker-start-width="0.427cm" draw:marker-end-width="0.427cm" draw:stroke-linejoin="round" draw:fill="solid" draw:fill-color="#ffffff" draw:textarea-horizontal-align="justify" draw:textarea-vertical-align="middle" draw:auto-grow-height="false" fo:min-height="0.743cm" fo:min-width="2.652cm" fo:padding-top="0.2cm" fo:padding-bottom="0.2cm" fo:padding-left="0.325cm" fo:padding-right="0.325cm"/>
    </style:style>
    <style:style style:name="gr12" style:family="graphic" style:parent-style-name="standard">
      <style:graphic-properties svg:stroke-width="0.152cm" svg:stroke-color="#000000" draw:marker-start="" draw:marker-start-width="0.427cm" draw:marker-end-width="0.427cm" draw:stroke-linejoin="round" draw:fill="solid" draw:fill-color="#ffffff" draw:textarea-horizontal-align="justify" draw:textarea-vertical-align="middle" draw:auto-grow-height="false" fo:min-height="0.136cm" fo:min-width="0.55cm" fo:padding-top="0.2cm" fo:padding-bottom="0.2cm" fo:padding-left="0.325cm" fo:padding-right="0.325cm"/>
    </style:style>
    <style:style style:name="gr13" style:family="graphic" style:parent-style-name="standard">
      <style:graphic-properties svg:stroke-width="0.152cm" svg:stroke-color="#000000" draw:marker-start="" draw:marker-start-width="0.427cm" draw:marker-end-width="0.427cm" draw:stroke-linejoin="round" draw:fill="solid" draw:fill-color="#ffffff" draw:textarea-horizontal-align="justify" draw:textarea-vertical-align="middle" draw:auto-grow-height="false" fo:min-height="0.49cm" fo:min-width="0.874cm" fo:padding-top="0.2cm" fo:padding-bottom="0.2cm" fo:padding-left="0.325cm" fo:padding-right="0.325cm"/>
    </style:style>
    <style:style style:name="gr14" style:family="graphic" style:parent-style-name="standard">
      <style:graphic-properties svg:stroke-width="0cm" svg:stroke-color="#000000" draw:marker-start="" draw:marker-start-width="0.2cm" draw:marker-end-width="0.2cm" draw:stroke-linejoin="none" draw:fill="solid" draw:fill-color="#ffffff" draw:textarea-horizontal-align="justify" draw:textarea-vertical-align="middle" draw:auto-grow-height="false" fo:min-height="0.893cm" fo:min-width="2.802cm" fo:padding-top="0.125cm" fo:padding-bottom="0.125cm" fo:padding-left="0.25cm" fo:padding-right="0.25cm"/>
    </style:style>
    <style:style style:name="gr15" style:family="graphic" style:parent-style-name="standard">
      <style:graphic-properties svg:stroke-width="0cm" svg:stroke-color="#000000" draw:marker-start="" draw:marker-start-width="0.2cm" draw:marker-end-width="0.2cm" draw:stroke-linejoin="none" draw:fill="solid" draw:fill-color="#ffffff" draw:textarea-horizontal-align="justify" draw:textarea-vertical-align="middle" draw:auto-grow-height="false" fo:min-height="0.222cm" fo:min-width="1.088cm" fo:padding-top="0.125cm" fo:padding-bottom="0.125cm" fo:padding-left="0.25cm" fo:padding-right="0.25cm"/>
    </style:style>
    <style:style style:name="gr16" style:family="graphic" style:parent-style-name="standard">
      <style:graphic-properties draw:stroke="none" svg:stroke-color="#000000" draw:marker-start="" draw:stroke-linejoin="none" draw:fill="none" draw:fill-color="#ffffff" fo:min-height="0.408cm"/>
    </style:style>
    <style:style style:name="gr17" style:family="graphic" style:parent-style-name="standard">
      <style:graphic-properties svg:stroke-width="0cm" svg:stroke-color="#000000" draw:marker-start="" draw:marker-start-width="0.2cm" draw:marker-end-width="0.2cm" draw:stroke-linejoin="none" draw:fill="solid" draw:fill-color="#ffffff" draw:textarea-horizontal-align="justify" draw:textarea-vertical-align="middle" draw:auto-grow-height="false" fo:min-height="0.349cm" fo:min-width="1.088cm" fo:padding-top="0.125cm" fo:padding-bottom="0.125cm" fo:padding-left="0.25cm" fo:padding-right="0.25cm"/>
    </style:style>
    <style:style style:name="gr18" style:family="graphic" style:parent-style-name="standard">
      <style:graphic-properties svg:stroke-color="#000000" draw:marker-start="" draw:stroke-linejoin="none" draw:fill="solid" draw:fill-color="#ffffff" draw:textarea-horizontal-align="justify" draw:textarea-vertical-align="middle" draw:auto-grow-height="false" fo:min-height="0.648cm" fo:min-width="1.656cm"/>
    </style:style>
    <style:style style:name="gr19" style:family="graphic" style:parent-style-name="standard">
      <style:graphic-properties svg:stroke-color="#000000" draw:marker-start="" draw:stroke-linejoin="none" draw:fill="solid" draw:fill-color="#ffffff" draw:textarea-horizontal-align="justify" draw:textarea-vertical-align="middle" draw:auto-grow-height="false" fo:min-height="0.379cm" fo:min-width="2.374cm"/>
    </style:style>
    <style:style style:name="gr20" style:family="graphic" style:parent-style-name="standard">
      <style:graphic-properties svg:stroke-width="0.152cm" svg:stroke-color="#000000" draw:marker-start="" draw:marker-start-width="0.427cm" draw:marker-end-width="0.427cm" draw:stroke-linejoin="round" draw:fill="solid" draw:fill-color="#ffffff" draw:textarea-horizontal-align="justify" draw:textarea-vertical-align="middle" draw:auto-grow-height="false" fo:min-height="0.49cm" fo:min-width="0.674cm" fo:padding-top="0.2cm" fo:padding-bottom="0.2cm" fo:padding-left="0.325cm" fo:padding-right="0.325cm"/>
    </style:style>
    <style:style style:name="gr21" style:family="graphic" style:parent-style-name="standard">
      <style:graphic-properties svg:stroke-color="#000000" draw:marker-start="" draw:stroke-linejoin="none" draw:fill="solid" draw:fill-color="#ffffff" draw:textarea-horizontal-align="justify" draw:textarea-vertical-align="middle" draw:auto-grow-height="false" fo:min-height="1.726cm" fo:min-width="3.541cm"/>
    </style:style>
    <style:style style:name="gr22" style:family="graphic" style:parent-style-name="standard">
      <style:graphic-properties draw:stroke="none" svg:stroke-color="#000000" draw:marker-start="" draw:stroke-linejoin="none" draw:fill="none" draw:fill-color="#ffffff" fo:min-height="7.14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607cm" svg:y1="4.248cm" svg:x2="10.639cm" svg:y2="4.248cm">
          <text:p/>
        </draw:line>
        <draw:line draw:style-name="gr2" draw:text-style-name="P1" draw:layer="layout" svg:x1="12.417cm" svg:y1="7.042cm" svg:x2="13.941cm" svg:y2="7.042cm">
          <text:p/>
        </draw:line>
        <draw:custom-shape draw:style-name="gr3" draw:text-style-name="P2" draw:layer="layout" svg:width="3.302cm" svg:height="1.143cm" svg:x="5.305cm" svg:y="3.613cm">
          <text:p text:style-name="P1"><text:span text:style-name="T1">Fight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747cm" svg:height="1.905cm" svg:x="3.4cm" svg:y="1.2cm">
          <text:p text:style-name="P1"><text:span text:style-name="T2">fid</text:span><text:span text:style-name="T3">, lname, fname, dob, sex, weight,</text:span></text:p>
          <text:p text:style-name="P1"><text:span text:style-name="T3">height, wins, losses, draws, nc, arm_reach,</text:span></text:p>
          <text:p text:style-name="P1"><text:span text:style-name="T3">leg_reach, natio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083cm" svg:y1="3.105cm" svg:x2="7.083cm" svg:y2="3.613cm">
          <text:p/>
        </draw:line>
        <draw:custom-shape draw:style-name="gr5" draw:text-style-name="P2" draw:layer="layout" svg:width="3.302cm" svg:height="1.143cm" svg:x="13.941cm" svg:y="3.613cm">
          <text:p text:style-name="P1"><text:span text:style-name="T1">Nicknam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86cm" svg:height="0.889cm" svg:x="14.576cm" svg:y="2.216cm">
          <text:p text:style-name="P4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719cm" svg:y1="3.105cm" svg:x2="15.719cm" svg:y2="3.613cm">
          <text:p/>
        </draw:line>
        <draw:custom-shape draw:style-name="gr7" draw:text-style-name="P6" draw:layer="layout" svg:width="2.908cm" svg:height="1.397cm" svg:x="9.509cm" svg:y="3.532cm">
          <text:p text:style-name="P6"><text:span text:style-name="T4">nicknam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13.941cm" svg:y1="4.248cm" svg:x2="12.417cm" svg:y2="4.248cm">
          <text:p/>
        </draw:line>
        <draw:custom-shape draw:style-name="gr9" draw:text-style-name="P2" draw:layer="layout" svg:width="3.302cm" svg:height="1.143cm" svg:x="13.941cm" svg:y="6.407cm">
          <text:p text:style-name="P1"><text:span text:style-name="T1">Team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286cm" svg:height="0.889cm" svg:x="14.576cm" svg:y="5.01cm">
          <text:p text:style-name="P1"><text:span text:style-name="T2">tid</text:span><text:span text:style-name="T3">, 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719cm" svg:y1="5.899cm" svg:x2="15.719cm" svg:y2="6.407cm">
          <text:p/>
        </draw:line>
        <draw:custom-shape draw:style-name="gr10" draw:text-style-name="P6" draw:layer="layout" svg:width="2.921cm" svg:height="1.324cm" svg:x="9.89cm" svg:y="6.426cm">
          <text:p text:style-name="P6"><text:span text:style-name="T4">Member of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1" draw:text-style-name="P1" draw:layer="layout" svg:x1="9.89cm" svg:y1="7.096cm" svg:x2="8.62cm" svg:y2="4.302cm">
          <text:p/>
        </draw:line>
        <draw:custom-shape draw:style-name="gr11" draw:text-style-name="P2" draw:layer="layout" svg:width="3.302cm" svg:height="1.143cm" svg:x="14.068cm" svg:y="9.074cm">
          <text:p text:style-name="P1"><text:span text:style-name="T1">Ranking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86cm" svg:height="0.889cm" svg:x="14.703cm" svg:y="7.677cm">
          <text:p text:style-name="P4"><text:span text:style-name="T2">rn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846cm" svg:y1="8.566cm" svg:x2="15.846cm" svg:y2="9.074cm">
          <text:p/>
        </draw:line>
        <draw:custom-shape draw:style-name="gr12" draw:text-style-name="P6" draw:layer="layout" svg:width="2.4cm" svg:height="1.07cm" svg:x="10.144cm" svg:y="9.12cm">
          <text:p text:style-name="P6"><text:span text:style-name="T4">rank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14.068cm" svg:y1="9.709cm" svg:x2="12.544cm" svg:y2="9.709cm">
          <text:p/>
        </draw:line>
        <draw:line draw:style-name="gr2" draw:text-style-name="P1" draw:layer="layout" svg:x1="10.144cm" svg:y1="9.636cm" svg:x2="8.62cm" svg:y2="4.81cm">
          <text:p/>
        </draw:line>
        <draw:custom-shape draw:style-name="gr13" draw:text-style-name="P6" draw:layer="layout" svg:width="3.048cm" svg:height="1.778cm" svg:x="14.195cm" svg:y="11.106cm">
          <text:p text:style-name="P1"><text:span text:style-name="T4">Belongs t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15.719cm" svg:y1="10.217cm" svg:x2="15.719cm" svg:y2="11.233cm">
          <text:p/>
        </draw:line>
        <draw:custom-shape draw:style-name="gr14" draw:text-style-name="P2" draw:layer="layout" svg:width="3.302cm" svg:height="1.143cm" svg:x="14.068cm" svg:y="13.646cm">
          <text:p text:style-name="P1"><text:span text:style-name="T1">Weight class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719cm" svg:y1="12.884cm" svg:x2="15.719cm" svg:y2="13.646cm">
          <text:p/>
        </draw:line>
        <draw:custom-shape draw:style-name="gr6" draw:text-style-name="P3" draw:layer="layout" svg:width="2.286cm" svg:height="0.889cm" svg:x="17.878cm" svg:y="13.646cm">
          <text:p text:style-name="P1"><text:span text:style-name="T2">wid</text:span><text:span text:style-name="T3">, 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37cm" svg:y1="14.154cm" svg:x2="17.878cm" svg:y2="14.154cm">
          <text:p/>
        </draw:line>
        <draw:line draw:style-name="gr1" draw:text-style-name="P1" draw:layer="layout" svg:x1="6.448cm" svg:y1="4.756cm" svg:x2="6.448cm" svg:y2="9.328cm">
          <text:p/>
        </draw:line>
        <draw:line draw:style-name="gr1" draw:text-style-name="P1" draw:layer="layout" svg:x1="7.591cm" svg:y1="4.756cm" svg:x2="7.591cm" svg:y2="9.328cm">
          <text:p/>
        </draw:line>
        <draw:line draw:style-name="gr1" draw:text-style-name="P1" draw:layer="layout" svg:x1="6.969cm" svg:y1="9.89cm" svg:x2="7.002cm" svg:y2="11.596cm">
          <text:p/>
        </draw:line>
        <draw:custom-shape draw:style-name="gr15" draw:text-style-name="P6" draw:layer="layout" svg:width="3.175cm" svg:height="0.943cm" svg:x="5.432cm" svg:y="8.947cm">
          <text:p text:style-name="P6"><text:span text:style-name="T4">Fights 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" draw:text-style-name="P7" draw:layer="layout" svg:width="1.905cm" svg:height="0.658cm" svg:x="4.543cm" svg:y="7.931cm">
          <draw:text-box>
            <text:p><text:span text:style-name="T3">Fighter 1</text:span></text:p>
          </draw:text-box>
        </draw:frame>
        <draw:frame draw:style-name="gr16" draw:text-style-name="P7" draw:layer="layout" svg:width="1.905cm" svg:height="0.658cm" svg:x="7.591cm" svg:y="7.931cm">
          <draw:text-box>
            <text:p><text:span text:style-name="T3">Fighter 2</text:span></text:p>
          </draw:text-box>
        </draw:frame>
        <draw:custom-shape draw:style-name="gr11" draw:text-style-name="P2" draw:layer="layout" svg:width="3.302cm" svg:height="1.143cm" svg:x="5.432cm" svg:y="11.614cm">
          <text:p text:style-name="P1"><text:span text:style-name="T1">Match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175cm" svg:height="1.197cm" svg:x="10.004cm" svg:y="11.66cm">
          <text:p text:style-name="P6"><text:span text:style-name="T4">Fought 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8.734cm" svg:y1="12.249cm" svg:x2="10.131cm" svg:y2="12.249cm">
          <text:p/>
        </draw:line>
        <draw:line draw:style-name="gr1" draw:text-style-name="P1" draw:layer="layout" svg:x1="13.179cm" svg:y1="12.249cm" svg:x2="14.068cm" svg:y2="13.773cm">
          <text:p/>
        </draw:line>
        <draw:custom-shape draw:style-name="gr18" draw:text-style-name="P3" draw:layer="layout" svg:width="3.048cm" svg:height="1.27cm" svg:x="1.489cm" svg:y="11.487cm">
          <text:p text:style-name="P1"><text:span text:style-name="T2">mid</text:span><text:span text:style-name="T3">, f1_result,</text:span></text:p>
          <text:p text:style-name="P1"><text:span text:style-name="T3">f2_result, 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426cm" svg:y1="12.122cm" svg:x2="4.537cm" svg:y2="12.122cm">
          <text:p/>
        </draw:line>
        <draw:custom-shape draw:style-name="gr13" draw:text-style-name="P6" draw:layer="layout" svg:width="3.048cm" svg:height="1.778cm" svg:x="5.553cm" svg:y="13.646cm">
          <text:p text:style-name="P1"><text:span text:style-name="T4">Belongs t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7.077cm" svg:y1="12.757cm" svg:x2="7.077cm" svg:y2="13.773cm">
          <text:p/>
        </draw:line>
        <draw:custom-shape draw:style-name="gr14" draw:text-style-name="P2" draw:layer="layout" svg:width="3.302cm" svg:height="1.143cm" svg:x="5.426cm" svg:y="16.059cm">
          <text:p text:style-name="P1"><text:span text:style-name="T1">Even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077cm" svg:y1="15.424cm" svg:x2="7.077cm" svg:y2="16.059cm">
          <text:p/>
        </draw:line>
        <draw:custom-shape draw:style-name="gr19" draw:text-style-name="P3" draw:layer="layout" svg:width="4.064cm" svg:height="0.889cm" svg:x="4.918cm" svg:y="17.837cm">
          <text:p text:style-name="P1"><text:span text:style-name="T2">eid</text:span><text:span text:style-name="T3">, name, date, lo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077cm" svg:y1="17.202cm" svg:x2="7.077cm" svg:y2="17.837cm">
          <text:p/>
        </draw:line>
        <draw:custom-shape draw:style-name="gr11" draw:text-style-name="P2" draw:layer="layout" svg:width="3.302cm" svg:height="1.143cm" svg:x="14.062cm" svg:y="15.17cm">
          <text:p text:style-name="P1"><text:span text:style-name="T1">Round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2.648cm" svg:height="1.778cm" svg:x="9.89cm" svg:y="14.916cm">
          <text:p text:style-name="P6"><text:span text:style-name="T4">Has rou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14.062cm" svg:y1="15.805cm" svg:x2="12.538cm" svg:y2="15.805cm">
          <text:p/>
        </draw:line>
        <draw:line draw:style-name="gr2" draw:text-style-name="P1" draw:layer="layout" svg:x1="8.728cm" svg:y1="12.757cm" svg:x2="9.89cm" svg:y2="15.859cm">
          <text:p/>
        </draw:line>
        <draw:custom-shape draw:style-name="gr21" draw:text-style-name="P3" draw:layer="layout" svg:width="5.715cm" svg:height="2.794cm" svg:x="12.919cm" svg:y="16.694cm">
          <text:p text:style-name="P1"><text:span text:style-name="T2">rnum</text:span><text:span text:style-name="T3">, time,</text:span></text:p>
          <text:p text:style-name="P1"><text:span text:style-name="T3">f1_knockdowns, f1_strikes,</text:span></text:p>
          <text:p text:style-name="P1"><text:span text:style-name="T3">f1_takedowns, f1_sub_att,</text:span></text:p>
          <text:p text:style-name="P1"><text:span text:style-name="T3">f2_knockdowns, f2_strikes,</text:span></text:p>
          <text:p text:style-name="P1"><text:span text:style-name="T3">f2_takedowns, f2_sub_at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713cm" svg:y1="16.313cm" svg:x2="15.713cm" svg:y2="16.694cm">
          <text:p/>
        </draw:line>
        <draw:frame draw:style-name="gr22" draw:text-style-name="P7" draw:layer="layout" svg:width="19.59cm" svg:height="7.737cm" svg:x="1cm" svg:y="19.117cm">
          <draw:text-box>
            <text:p><text:span text:style-name="T3">- Fighters fight 0+ opponents and have 0+ matches over the courses of their careers</text:span></text:p>
            <text:p><text:span text:style-name="T3">- Fighter has 0+ Nicknames</text:span></text:p>
            <text:p><text:span text:style-name="T3">- Fighter belongs to 0+ Teams</text:span></text:p>
            <text:p><text:span text:style-name="T3">- Teams have 1+ members</text:span></text:p>
            <text:p><text:span text:style-name="T3">- Fighter has 1+ rankings (only 1 per weight class)</text:span></text:p>
            <text:p><text:span text:style-name="T3">- Each ranking, by weight class, maps to only 1 fighter</text:span></text:p>
            <text:p><text:span text:style-name="T3">- For n fighters in a weight class, there are n rankings</text:span></text:p>
            <text:p><text:span text:style-name="T3">- Each fighter fights 1 fighter per match (thick line?)</text:span></text:p>
            <text:p><text:span text:style-name="T3">- Each match has exactly 2 fighters, but may have 0+ combinations of 2 particular fighters</text:span></text:p>
            <text:p><text:span text:style-name="T3">- Matches belong to exactly 1 event</text:span></text:p>
            <text:p><text:span text:style-name="T3">- Events have 1+ matches</text:span></text:p>
            <text:p><text:span text:style-name="T3">- Matches have 1+ rounds</text:span></text:p>
            <text:p><text:span text:style-name="T3">- Rounds belong to 1 match</text:span></text:p>
            <text:p><text:span text:style-name="T3">- Matches are fought at 1 weight class</text:span></text:p>
            <text:p><text:span text:style-name="T3">- Weight classes map to 0+ matches (perhaps no heavyweight bout, etc.)</text:span></text:p>
            <text:p><text:span text:style-name="T3">- If a fighter or a weight class is deleted, ranking should be, too</text:span></text:p>
            <text:p><text:span text:style-name="T3">- If a match is deleted, its rounds are also deleted</text:span></text:p>
            <text:p><text:span text:style-name="T3">- If an event is deleted, its matches are deleted</text:span></text:p>
            <text:p><text:span text:style-name="T3">- Note: Logically, these make sense, but in practice, fighters, events, matches, and weight classes should never be dele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9T23:40:10.479872396</meta:creation-date>
    <dc:date>2017-06-01T16:24:07.457667169</dc:date>
    <meta:editing-duration>PT2H21M34S</meta:editing-duration>
    <meta:editing-cycles>17</meta:editing-cycles>
    <meta:generator>LibreOffice/4.3.3.2$Linux_X86_64 LibreOffice_project/430m0$Build-2</meta:generator>
    <meta:document-statistic meta:object-count="52"/>
  </office:meta>
</office:document-meta>
</file>